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f" svg:font-family="Tf"/>
    <style:font-face style:name="Times New" svg:font-family="'Times New'"/>
    <style:font-face style:name="ff" svg:font-family="ff"/>
    <style:font-face style:name="inherit" svg:font-family="inherit"/>
    <style:font-face style:name="Times" svg:font-family="Times" style:font-family-generic="roman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Table1" style:family="table">
      <style:table-properties style:width="8.991cm" fo:margin-left="8.992cm" fo:margin-top="0cm" fo:margin-bottom="0cm" table:align="left" style:writing-mode="lr-tb"/>
    </style:style>
    <style:style style:name="Table1.A" style:family="table-column">
      <style:table-column-properties style:column-width="8.991cm"/>
    </style:style>
    <style:style style:name="Table1.1" style:family="table-row">
      <style:table-row-properties style:min-row-height="1.937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.993cm" fo:margin-left="0cm" fo:margin-top="0cm" fo:margin-bottom="0cm" table:align="left" style:writing-mode="lr-tb"/>
    </style:style>
    <style:style style:name="Table2.A" style:family="table-column">
      <style:table-column-properties style:column-width="4.44cm"/>
    </style:style>
    <style:style style:name="Table2.B" style:family="table-column">
      <style:table-column-properties style:column-width="4.441cm"/>
    </style:style>
    <style:style style:name="Table2.D" style:family="table-column">
      <style:table-column-properties style:column-width="4.673cm"/>
    </style:style>
    <style:style style:name="Table2.1" style:family="table-row">
      <style:table-row-properties style:min-row-height="0.84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2" style:family="table-row">
      <style:table-row-properties style:min-row-height="0.866cm" fo:keep-together="auto"/>
    </style:style>
    <style:style style:name="Table2.4" style:family="table-row">
      <style:table-row-properties style:min-row-height="0.813cm" fo:keep-together="auto"/>
    </style:style>
    <style:style style:name="Table3" style:family="table">
      <style:table-properties style:width="17.983cm" fo:margin-left="0cm" fo:margin-top="0cm" fo:margin-bottom="0cm" table:align="left" style:writing-mode="lr-tb"/>
    </style:style>
    <style:style style:name="Table3.A" style:family="table-column">
      <style:table-column-properties style:column-width="1.856cm"/>
    </style:style>
    <style:style style:name="Table3.B" style:family="table-column">
      <style:table-column-properties style:column-width="7.347cm"/>
    </style:style>
    <style:style style:name="Table3.C" style:family="table-column">
      <style:table-column-properties style:column-width="4.369cm"/>
    </style:style>
    <style:style style:name="Table3.D" style:family="table-column">
      <style:table-column-properties style:column-width="4.41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font-name-complex="Times New Roman2"/>
    </style:style>
    <style:style style:name="P3" style:family="paragraph" style:parent-style-name="Contents_20_1">
      <style:paragraph-properties fo:margin-top="0cm" fo:margin-bottom="0cm" loext:contextual-spacing="false">
        <style:tab-stops>
          <style:tab-stop style:position="17.983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 fo:margin-top="0cm" fo:margin-bottom="0cm" loext:contextual-spacing="false">
        <style:tab-stops>
          <style:tab-stop style:position="17.983cm" style:type="right" style:leader-style="dotted" style:leader-text="."/>
        </style:tab-stops>
      </style:paragraph-properties>
    </style:style>
    <style:style style:name="P5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style:font-name-complex="Times New Roman2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Times New Roman" style:font-name-complex="Times New Roman2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style:font-name-complex="Times New Roman2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weight="bold" style:font-weight-asian="bold" style:font-name-complex="Times New Roman2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weight="normal" style:font-weight-asian="normal" style:font-name-complex="Times New Roman2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00000" style:font-name="Times New Roman" style:font-name-complex="Times New Roman2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00000" style:font-name="Times New Roman" fo:language="en" fo:country="US" style:font-name-complex="Times New Roman2"/>
    </style:style>
    <style:style style:name="P14" style:family="paragraph" style:parent-style-name="Standard">
      <style:text-properties fo:color="#000000" style:font-name="Times New Roman" fo:font-weight="bold" style:font-weight-asian="bold" style:font-name-complex="Times New Roman2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" fo:font-weight="bold" style:font-weight-asian="bold" style:font-name-complex="Times New Roman2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style:font-name="Times New Roman" fo:font-weight="bold" style:font-weight-asian="bold" style:font-name-complex="Times New Roman2" style:font-weight-complex="bold"/>
    </style:style>
    <style:style style:name="P17" style:family="paragraph" style:parent-style-name="Standard">
      <style:text-properties fo:color="#000000" style:font-name="Times New Roman" style:font-name-complex="Times New Roman2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" style:font-name-complex="Times New Roman2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style:font-name-complex="Times New Roman2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style:font-name="Times New Roman" style:font-name-complex="Times New Roman2"/>
    </style:style>
    <style:style style:name="P21" style:family="paragraph" style:parent-style-name="Standard">
      <style:text-properties fo:color="#000000" style:font-name="Times New Roman" fo:language="en" fo:country="US" style:font-name-complex="Times New Roman2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style:font-name="Times New Roman" fo:language="en" fo:country="US" style:font-name-complex="Times New Roman2"/>
    </style:style>
    <style:style style:name="P23" style:family="paragraph" style:parent-style-name="Standard">
      <style:paragraph-properties fo:text-align="start" style:justify-single-word="false"/>
      <style:text-properties fo:color="#000000" style:font-name="Times New Roman" fo:language="en" fo:country="US" style:font-name-complex="Times New Roman2"/>
    </style:style>
    <style:style style:name="P24" style:family="paragraph" style:parent-style-name="Standard">
      <style:text-properties fo:color="#000000" style:font-name="Times New Roman" fo:font-weight="normal" style:font-weight-asian="normal" style:font-name-complex="Times New Roman2" style:font-weight-complex="normal"/>
    </style:style>
    <style:style style:name="P25" style:family="paragraph" style:parent-style-name="Standard">
      <style:text-properties style:font-name="Times New Roman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27" style:family="paragraph" style:parent-style-name="Standard">
      <style:paragraph-properties fo:text-align="start" style:justify-single-word="false"/>
      <style:text-properties style:font-name="Times New Roman"/>
    </style:style>
    <style:style style:name="P28" style:family="paragraph" style:parent-style-name="Standard">
      <style:text-properties style:font-name="Times New Roman" fo:font-weight="normal" style:font-weight-asian="normal" style:font-weight-complex="normal"/>
    </style:style>
    <style:style style:name="P29" style:family="paragraph" style:parent-style-name="Standard">
      <style:text-properties fo:color="#ff0000" style:font-name="Times New Roman" style:font-name-complex="Times New Roman2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1cm" style:auto-text-indent="false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1cm" style:auto-text-indent="false"/>
      <style:text-properties style:font-name="Times New Roman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1cm" style:auto-text-indent="false"/>
      <style:text-properties style:font-name="Times New Roman" officeooo:paragraph-rsid="0013002c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1cm" style:auto-text-indent="false"/>
      <style:text-properties style:font-name="Times New Roman" fo:language="en" fo:country="US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cm" style:auto-text-indent="false"/>
      <style:text-properties style:font-name="Times New Roman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1cm" style:auto-text-indent="false"/>
      <style:text-properties style:font-name="Times New Roman" fo:font-size="14pt" officeooo:rsid="002aabcc" officeooo:paragraph-rsid="002aabcc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1cm" style:auto-text-indent="false"/>
      <style:text-properties fo:color="#000000" style:font-name="Times New Roman" style:font-name-complex="Times New Roman2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cm" style:auto-text-indent="false"/>
      <style:text-properties fo:color="#000000" style:font-name="Times New Roman" style:font-name-complex="Times New Roman2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1cm" style:auto-text-indent="false"/>
      <style:text-properties officeooo:paragraph-rsid="001799cd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1cm" style:auto-text-indent="false" style:page-number="auto" fo:background-color="transparent"/>
      <style:text-properties fo:color="#c00000" style:font-name="Times New Roman" style:font-name-complex="Times New Roman2"/>
    </style:style>
    <style:style style:name="P40" style:family="paragraph" style:parent-style-name="Рівень_20_1">
      <style:paragraph-properties fo:margin-left="0cm" fo:margin-right="0cm" fo:margin-top="0cm" fo:margin-bottom="0cm" loext:contextual-spacing="false" fo:text-indent="1cm" style:auto-text-indent="false" fo:break-before="page"/>
      <style:text-properties style:font-name="Times New Roman"/>
    </style:style>
    <style:style style:name="P41" style:family="paragraph" style:parent-style-name="Рівень_20_1">
      <style:paragraph-properties fo:margin-left="0cm" fo:margin-right="0cm" fo:margin-top="0cm" fo:margin-bottom="0cm" loext:contextual-spacing="false" fo:text-indent="1cm" style:auto-text-indent="false" fo:break-before="page"/>
      <style:text-properties style:font-name="Times New Roman" officeooo:paragraph-rsid="0013002c"/>
    </style:style>
    <style:style style:name="P42" style:family="paragraph" style:parent-style-name="Рівень_20_1">
      <style:paragraph-properties fo:margin-left="0cm" fo:margin-right="0cm" fo:margin-top="0cm" fo:margin-bottom="0cm" loext:contextual-spacing="false" fo:text-indent="1cm" style:auto-text-indent="false" fo:break-before="page"/>
      <style:text-properties style:font-name="Times New Roman" officeooo:paragraph-rsid="00139570"/>
    </style:style>
    <style:style style:name="P43" style:family="paragraph" style:parent-style-name="Рівень_20_1">
      <style:paragraph-properties fo:margin-left="0cm" fo:margin-right="0cm" fo:margin-top="0cm" fo:margin-bottom="0cm" loext:contextual-spacing="false" fo:text-indent="1cm" style:auto-text-indent="false"/>
      <style:text-properties style:font-name="Times New Roman"/>
    </style:style>
    <style:style style:name="P44" style:family="paragraph" style:parent-style-name="Рівень_20_1">
      <style:paragraph-properties fo:margin-left="0cm" fo:margin-right="0cm" fo:margin-top="0cm" fo:margin-bottom="0cm" loext:contextual-spacing="false" fo:text-indent="1cm" style:auto-text-indent="false"/>
      <style:text-properties style:font-name="Times New Roman" officeooo:paragraph-rsid="00139570"/>
    </style:style>
    <style:style style:name="P45" style:family="paragraph" style:parent-style-name="Рівень_20_2">
      <style:paragraph-properties fo:margin-left="0cm" fo:margin-right="0cm" fo:margin-top="0cm" fo:margin-bottom="0cm" loext:contextual-spacing="false" fo:text-indent="1cm" style:auto-text-indent="false"/>
      <style:text-properties style:font-name="Times New Roman"/>
    </style:style>
    <style:style style:name="P46" style:family="paragraph" style:parent-style-name="Рівень_20_2">
      <style:paragraph-properties fo:margin-left="0cm" fo:margin-right="0cm" fo:margin-top="0cm" fo:margin-bottom="0cm" loext:contextual-spacing="false" fo:text-indent="1cm" style:auto-text-indent="false"/>
      <style:text-properties style:font-name="Times New Roman" officeooo:rsid="001424e9" officeooo:paragraph-rsid="001424e9"/>
    </style:style>
    <style:style style:name="P47" style:family="paragraph" style:parent-style-name="List_20_Paragraph" style:list-style-name="L7">
      <style:paragraph-properties fo:margin-top="0cm" fo:margin-bottom="0cm" loext:contextual-spacing="false"/>
      <style:text-properties style:font-name="Times New Roman"/>
    </style:style>
    <style:style style:name="P48" style:family="paragraph" style:parent-style-name="List_20_Paragraph" style:list-style-name="L8">
      <style:paragraph-properties fo:margin-top="0cm" fo:margin-bottom="0cm" loext:contextual-spacing="false"/>
      <style:text-properties style:font-name="Times New Roman"/>
    </style:style>
    <style:style style:name="P49" style:family="paragraph" style:parent-style-name="List_20_Paragraph" style:list-style-name="L8">
      <style:paragraph-properties fo:margin-top="0cm" fo:margin-bottom="0cm" loext:contextual-spacing="false"/>
      <style:text-properties style:font-name="Times New Roman" officeooo:paragraph-rsid="0021682f"/>
    </style:style>
    <style:style style:name="P50" style:family="paragraph" style:parent-style-name="List_20_Paragraph" style:list-style-name="L7">
      <style:paragraph-properties fo:margin-top="0cm" fo:margin-bottom="0cm" loext:contextual-spacing="false"/>
    </style:style>
    <style:style style:name="P51" style:family="paragraph" style:parent-style-name="List_20_Paragraph" style:list-style-name="L8">
      <style:paragraph-properties fo:margin-top="0cm" fo:margin-bottom="0cm" loext:contextual-spacing="false"/>
    </style:style>
    <style:style style:name="P52" style:family="paragraph" style:parent-style-name="Рівень3">
      <style:paragraph-properties fo:margin-left="0cm" fo:margin-right="0cm" fo:margin-top="0cm" fo:margin-bottom="0cm" loext:contextual-spacing="false" fo:text-indent="1cm" style:auto-text-indent="false"/>
      <style:text-properties style:font-name="Times New Roman"/>
    </style:style>
    <style:style style:name="P53" style:family="paragraph" style:parent-style-name="Рівень3">
      <style:paragraph-properties fo:margin-left="0cm" fo:margin-right="0cm" fo:margin-top="0cm" fo:margin-bottom="0cm" loext:contextual-spacing="false" fo:text-indent="1cm" style:auto-text-indent="false"/>
      <style:text-properties style:font-name="Times New Roman" officeooo:paragraph-rsid="00231248"/>
    </style:style>
    <style:style style:name="T1" style:family="text">
      <style:text-properties fo:color="#000000" style:font-name-complex="Times New Roman2"/>
    </style:style>
    <style:style style:name="T2" style:family="text">
      <style:text-properties fo:color="#000000" fo:language="en" fo:country="US" style:font-name-complex="Times New Roman2"/>
    </style:style>
    <style:style style:name="T3" style:family="text">
      <style:text-properties fo:color="#000000" fo:language="en" fo:country="US" fo:font-weight="bold" style:font-weight-asian="bold" style:font-name-complex="Times New Roman2" style:font-weight-complex="bold"/>
    </style:style>
    <style:style style:name="T4" style:family="text">
      <style:text-properties fo:color="#000000" fo:font-weight="bold" style:font-weight-asian="bold" style:font-name-complex="Times New Roman2" style:font-weight-complex="bold"/>
    </style:style>
    <style:style style:name="T5" style:family="text">
      <style:text-properties fo:color="#000000" fo:font-style="italic" style:font-style-asian="italic" style:font-name-complex="Times New Roman2" style:font-style-complex="italic"/>
    </style:style>
    <style:style style:name="T6" style:family="text">
      <style:text-properties fo:color="#000000" style:font-name="Times New Roman" style:font-name-complex="Times New Roman2"/>
    </style:style>
    <style:style style:name="T7" style:family="text">
      <style:text-properties fo:color="#000000" style:font-name="Times New Roman" fo:language="en" fo:country="US" style:font-name-complex="Times New Roman2"/>
    </style:style>
    <style:style style:name="T8" style:family="text">
      <style:text-properties fo:language="en" fo:country="US"/>
    </style:style>
    <style:style style:name="T9" style:family="text">
      <style:text-properties fo:color="#ff0000"/>
    </style:style>
    <style:style style:name="T10" style:family="text">
      <style:text-properties fo:color="#ff0000" officeooo:rsid="000c506f"/>
    </style:style>
    <style:style style:name="T11" style:family="text">
      <style:text-properties text:display="true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0c506f"/>
    </style:style>
    <style:style style:name="T14" style:family="text">
      <style:text-properties fo:font-variant="normal" fo:text-transform="none" fo:color="#111111" style:text-line-through-style="none" style:text-line-through-type="none" style:font-name="Times New" fo:font-size="14pt" fo:letter-spacing="normal" fo:font-style="normal" style:text-underline-style="none" fo:font-weight="normal" officeooo:rsid="000c506f" style:text-blinking="false" style:font-size-asian="14pt" style:font-weight-asian="normal" style:font-size-complex="14pt" style:font-weight-complex="normal" loext:padding="0cm" loext:border="none"/>
    </style:style>
    <style:style style:name="T15" style:family="text">
      <style:text-properties fo:font-variant="normal" fo:text-transform="none" fo:color="#111111" style:text-line-through-style="none" style:text-line-through-type="none" fo:font-size="14pt" fo:letter-spacing="normal" fo:font-style="normal" style:text-underline-style="none" fo:font-weight="normal" officeooo:rsid="000c506f" style:text-blinking="false" style:font-size-asian="14pt" style:font-weight-asian="normal" style:font-size-complex="14pt" style:font-weight-complex="normal" loext:padding="0cm" loext:border="none"/>
    </style:style>
    <style:style style:name="T16" style:family="text">
      <style:text-properties style:font-name="Times New Roman1" fo:font-size="14pt" officeooo:rsid="000c506f" style:font-size-asian="14pt" style:font-size-complex="14pt"/>
    </style:style>
    <style:style style:name="T17" style:family="text">
      <style:text-properties style:font-name="Times New Roman1" fo:font-size="14pt" fo:font-weight="normal" officeooo:rsid="000c506f" style:font-size-asian="14pt" style:font-weight-asian="normal" style:font-size-complex="14pt" style:font-weight-complex="normal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language="en" fo:country="US"/>
    </style:style>
    <style:style style:name="T20" style:family="text">
      <style:text-properties style:font-name="Times New Roman" fo:language="en" fo:country="US" style:font-name-complex="Times New Roman2"/>
    </style:style>
    <style:style style:name="T21" style:family="text">
      <style:text-properties style:font-name="Times New Roman" style:text-underline-style="solid" style:text-underline-width="auto" style:text-underline-color="font-color"/>
    </style:style>
    <style:style style:name="T22" style:family="text">
      <style:text-properties fo:font-size="14pt" officeooo:rsid="000c506f" style:font-size-asian="14pt" style:font-size-complex="14pt"/>
    </style:style>
    <style:style style:name="T23" style:family="text">
      <style:text-properties fo:font-size="14pt" fo:font-weight="normal" officeooo:rsid="000c506f" style:font-size-asian="14pt" style:font-weight-asian="normal" style:font-size-complex="14pt" style:font-weight-complex="normal"/>
    </style:style>
    <style:style style:name="T24" style:family="text">
      <style:text-properties officeooo:rsid="0023124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top"/></text:p>
      <text:p text:style-name="P7">МІНІСТЕРСТВО ОСВІТИ І НАУКИ УКРАЇНИ</text:p>
      <text:p text:style-name="P11"><text:span text:style-name="T1">НАЦІОНАЛЬНИЙ УНІВЕРСИТЕТ </text:span><text:span text:style-name="T2">“</text:span><text:span text:style-name="T1">ЛЬВІВСЬКА ПОЛІТЕХНІКА”</text:span></text:p>
      <text:p text:style-name="P11"><text:span text:style-name="T4">кафедра </text:span><text:span text:style-name="T3">“</text:span><text:span text:style-name="T4">Інформаційні системи та мережі</text:span><text:span text:style-name="T3">”</text:span></text:p>
      <text:p text:style-name="P11"><text:span text:style-name="T3"/></text:p>
      <text:p text:style-name="P8"/>
      <text:p text:style-name="P8">ПОЯСНЮВАЛЬНА ЗАПИСКА</text:p>
      <text:p text:style-name="P7">до дипломної роботи на тему:</text:p>
      <text:p text:style-name="P7">Інформаційна система розподіленого зберігання файлів</text:p>
      <text:p text:style-name="P18"/>
      <text:p text:style-name="P14"/>
      <text:p text:style-name="P14"/>
      <text:p text:style-name="P14"/>
      <text:p text:style-name="P28"><text:span text:style-name="T1">Студента групи КН-411 Нанівського О.І.</text:span></text:p>
      <text:p text:style-name="P28"><text:span text:style-name="T1">Керівник роботи ………. Рішняк І.В.</text:span></text:p>
      <text:p text:style-name="P24"/>
      <text:p text:style-name="P24"/>
      <text:p text:style-name="P24"/>
      <text:p text:style-name="P24"/>
      <text:p text:style-name="P24">Завідувач кафедри ІСМ …………..</text:p>
      <text:p text:style-name="P28"><text:span text:style-name="T2">“</text:span><text:span text:style-name="T1">….</text:span><text:span text:style-name="T2">” <text:s text:c="2"/>………….. <text:s/>2021</text:span><text:span text:style-name="T1">р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ЛЬВІВ-2021</text:p>
      <text:p text:style-name="P12">МІНІСТЕРСТВО ОСВІТИ І НАУКИ УКРАЇНИ</text:p>
      <text:p text:style-name="P11"><text:span text:style-name="T1">НАЦІОНАЛЬНИЙ УНІВЕРСИТЕТ </text:span><text:span text:style-name="T2">“</text:span><text:span text:style-name="T1">ЛЬВІВСЬКА ПОЛІТЕХНІКА”</text:span></text:p>
      <text:p text:style-name="P19"/>
      <text:p text:style-name="P6">Інститут комп’ютерних наук та інформаційних технологій</text:p>
      <text:p text:style-name="P10"><text:span text:style-name="T1">Кафедра </text:span><text:span text:style-name="T2">“</text:span><text:span text:style-name="T1">Інформаційні системи та мережі</text:span><text:span text:style-name="T2">”</text:span></text:p>
      <text:p text:style-name="P10"><text:span text:style-name="T1">Напрям 6.050101 </text:span><text:span text:style-name="T2">“</text:span><text:span text:style-name="T1">Комп’ютерні науки</text:span><text:span text:style-name="T2">”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/>
            <text:p text:style-name="P26"><text:span text:style-name="T2">“</text:span><text:span text:style-name="T1">ЗАТВЕРДЖУЮ</text:span><text:span text:style-name="T2">”</text:span></text:p>
            <text:p text:style-name="P20">Завідувач кафедри ІСМ …………..</text:p>
            <text:p text:style-name="P26"><text:span text:style-name="T2">“</text:span><text:span text:style-name="T1">….</text:span><text:span text:style-name="T2">” <text:s text:c="2"/>………….. <text:s/>2021</text:span><text:span text:style-name="T1">р.</text:span></text:p>
            <text:p text:style-name="P22"/>
          </table:table-cell>
        </table:table-row>
      </table:table>
      <text:p text:style-name="P8">ЗАВДАННЯ</text:p>
      <text:p text:style-name="P8">на кваліфікаційну роботу (проект) студента групи КН-411 ОКР бакалавр</text:p>
      <text:p text:style-name="P7">Нанівського Олега Ігоровича</text:p>
      <text:p text:style-name="P25"><text:span text:style-name="T1">1. Тема роботи </text:span><text:span text:style-name="T2">“</text:span><text:span text:style-name="T1">Інформаційна система розподіленого зберігання файлів</text:span><text:span text:style-name="T2">”</text:span><text:span text:style-name="T1"> затверджена наказом по НУ <text:s/></text:span><text:span text:style-name="T2">“</text:span><text:span text:style-name="T1">ЛП</text:span><text:span text:style-name="T2">”</text:span><text:span text:style-name="T1"> від </text:span><text:span text:style-name="T2">“….” …………… 2021</text:span><text:span text:style-name="T1">р. №…….</text:span></text:p>
      <text:p text:style-name="P17">2. Термін здачі студентом закінченої роботи ………………..</text:p>
      <text:p text:style-name="P17">3. Вихідні дані для роботи ………………….</text:p>
      <text:p text:style-name="P17">4. Зміст розрахунково-пояснювальної записки (перелік питань, які належить розробити) ……………………………………………………………………..</text:p>
      <text:p text:style-name="P17">5. Перелік графічного матеріалу ………………………………….</text:p>
      <text:p text:style-name="P17">6. Перелік програмних продуктів, які належить використати в процесі розроблення роботи (проекту) …………………………………………………..</text:p>
      <text:p text:style-name="P17">7. Консультування роботи, із зазначенням розділів роботи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table:number-rows-spanned="2" office:value-type="string">
            <text:p text:style-name="P20">Розділ</text:p>
          </table:table-cell>
          <table:table-cell table:style-name="Table2.A1" table:number-rows-spanned="2" office:value-type="string">
            <text:p text:style-name="P20">Консультанти</text:p>
          </table:table-cell>
          <table:table-cell table:style-name="Table2.A1" table:number-columns-spanned="2" office:value-type="string">
            <text:p text:style-name="P20">Підпис, дата</text:p>
          </table:table-cell>
          <table:covered-table-cell/>
        </table:table-row>
        <table:table-row table:style-name="Table2.2">
          <table:covered-table-cell/>
          <table:covered-table-cell/>
          <table:table-cell table:style-name="Table2.A1" office:value-type="string">
            <text:p text:style-name="P20">Завдання видав</text:p>
          </table:table-cell>
          <table:table-cell table:style-name="Table2.A1" office:value-type="string">
            <text:p text:style-name="P20">Завдання отримав</text:p>
          </table:table-cell>
        </table:table-row>
        <table:table-row table:style-name="Table2.1"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</table:table-row>
        <text:soft-page-break/>
        <table:table-row table:style-name="Table2.4"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</table:table-row>
      </table:table>
      <text:p text:style-name="P17"/>
      <text:p text:style-name="P19">8. Дата, коли видано завдання …………………………….</text:p>
      <text:p text:style-name="P27"><text:span text:style-name="T1">Керівник …………………………… </text:span><text:span text:style-name="T5">(підпис)</text:span></text:p>
      <text:p text:style-name="P27"><text:span text:style-name="T1">Завдання отримав до виконання ……………………….. </text:span><text:span text:style-name="T5">(підпис)</text:span></text:p>
      <text:p text:style-name="P19"/>
      <text:p text:style-name="P7">КАЛЕНДАРНИЙ ПЛАН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>№ з/п</text:p>
          </table:table-cell>
          <table:table-cell table:style-name="Table3.A1" office:value-type="string">
            <text:p text:style-name="P20">Етапи дипломної роботи</text:p>
          </table:table-cell>
          <table:table-cell table:style-name="Table3.A1" office:value-type="string">
            <text:p text:style-name="P20">Термін виконання етапів роботи</text:p>
          </table:table-cell>
          <table:table-cell table:style-name="Table3.A1" office:value-type="string">
            <text:p text:style-name="P20">Примітки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</table:table>
      <text:p text:style-name="P18"/>
      <text:p text:style-name="P27"><text:span text:style-name="T1">Студент …………………………… </text:span><text:span text:style-name="T5">(підпис)</text:span></text:p>
      <text:p text:style-name="P27"><text:span text:style-name="T1">Керівник роботи …………………………… </text:span><text:span text:style-name="T5">(підпис)</text:span></text:p>
      <text:p text:style-name="P12">АНОТАЦІЯ</text:p>
      <text:p text:style-name="P25"><text:span text:style-name="T1">В даній роботі аналізуються проблеми зберігання файлів виликих обсягів та розроблена розподілена файлова система за допомогою мови </text:span><text:span text:style-name="T2">Python</text:span><text:span text:style-name="T1">. Система складається з трьох складових: клієнтської частини, сервера і серверів даних. Обмін інформацією між ними здійснюється за допомогою </text:span><text:span text:style-name="T2">RPC</text:span><text:span text:style-name="T1">.</text:span></text:p>
      <text:p text:style-name="Standard"><text:span text:style-name="T6">Архітектура системи розроблена за зразком </text:span><text:span text:style-name="T7">GFS </text:span><text:a xlink:type="simple" xlink:href="#Посилання1" text:style-name="ListLabel_20_7" text:visited-style-name="ListLabel_20_7"><text:span text:style-name="Internet_20_link"><text:span text:style-name="T20">[1]</text:span></text:span></text:a><text:span text:style-name="T7">.</text:span></text:p>
      <text:p text:style-name="P17"/>
      <text:p text:style-name="P25"><text:span text:style-name="T1">Ключові слова: розподілена файлова система, </text:span><text:span text:style-name="T2">RPC</text:span><text:span text:style-name="T1">, сервер, клієнт.</text:span></text:p>
      <text:p text:style-name="P29">2000 символів</text:p>
      <text:p text:style-name="P21"/>
      <text:p text:style-name="P13">ANNOTATION</text:p>
      <text:p text:style-name="P21">This paper analyzes problems of stroring large files and describes developing of disributed file system using Python programming language. The system consists of three components: client part, server and data servers. The components communicate with each other using Remote Procedure Call (RPC) protocol.</text:p>
      <text:p text:style-name="Standard"><text:span text:style-name="T7">The system architecture is based on GFS princiles </text:span><text:a xlink:type="simple" xlink:href="#Посилання1" text:style-name="ListLabel_20_7" text:visited-style-name="ListLabel_20_7"><text:span text:style-name="Internet_20_link"><text:span text:style-name="T20">[1]</text:span></text:span></text:a><text:span text:style-name="T7">.</text:span></text:p>
      <text:p text:style-name="P21"/>
      <text:p text:style-name="P21">Keywords: distributed file sytem, RPC, server, client.</text:p>
      <text:p text:style-name="P17"/>
      <text:p text:style-name="P7"/>
      <text:p text:style-name="P12">ЗМІСТ</text:p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Рівень_5f_5f_5f_20_5f_5f_5f_1_5f_5f_5f_3b_5f_5f_5f_1_5f_5f_5f_3b_5f_5f_5f_Рівень_5f_5f_5f_20_5f_5f_5f_2_5f_5f_5f_3b_5f_5f_5f_2"/>
          </text:index-source-styles>
        </text:table-of-content-source>
        <text:index-body>
          <text:p text:style-name="P3"><text:a xlink:type="simple" xlink:href="#_Toc64989890" text:style-name="Index_20_Link" text:visited-style-name="Index_20_Link">ВСТУП</text:a><text:a xlink:type="simple" xlink:href="#_Toc64989890" text:style-name="Index_20_Link" text:visited-style-name="Index_20_Link"><text:span text:style-name="T11"><text:tab/>7</text:span></text:a></text:p>
          <text:p text:style-name="P3"><text:a xlink:type="simple" xlink:href="#_Toc64989891" text:style-name="Index_20_Link" text:visited-style-name="Index_20_Link">РОЗДІЛ 1 (10-12%)</text:a><text:a xlink:type="simple" xlink:href="#_Toc64989891" text:style-name="Index_20_Link" text:visited-style-name="Index_20_Link"><text:span text:style-name="T8"> </text:span></text:a><text:a xlink:type="simple" xlink:href="#_Toc64989891" text:style-name="Index_20_Link" text:visited-style-name="Index_20_Link">Аналіз розподілених файлових систем</text:a><text:a xlink:type="simple" xlink:href="#_Toc64989891" text:style-name="Index_20_Link" text:visited-style-name="Index_20_Link"><text:span text:style-name="T11"><text:tab/>8</text:span></text:a></text:p>
          <text:p text:style-name="P4"><text:a xlink:type="simple" xlink:href="#_Toc64989892" text:style-name="Index_20_Link" text:visited-style-name="Index_20_Link"><text:span text:style-name="T8">1.</text:span></text:a><text:a xlink:type="simple" xlink:href="#_Toc64989892" text:style-name="Index_20_Link" text:visited-style-name="Index_20_Link">1.</text:a><text:a xlink:type="simple" xlink:href="#_Toc64989892" text:style-name="Index_20_Link" text:visited-style-name="Index_20_Link"><text:span text:style-name="T8"> </text:span></text:a><text:a xlink:type="simple" xlink:href="#_Toc64989892" text:style-name="Index_20_Link" text:visited-style-name="Index_20_Link">Що таке розподілена файлова система.</text:a><text:a xlink:type="simple" xlink:href="#_Toc64989892" text:style-name="Index_20_Link" text:visited-style-name="Index_20_Link"><text:span text:style-name="T11"><text:tab/>8</text:span></text:a></text:p>
          <text:p text:style-name="P4"><text:a xlink:type="simple" xlink:href="#_Toc64989893" text:style-name="Index_20_Link" text:visited-style-name="Index_20_Link">1.2. Відомі підходи побудови файлової системи.</text:a><text:a xlink:type="simple" xlink:href="#_Toc64989893" text:style-name="Index_20_Link" text:visited-style-name="Index_20_Link"><text:span text:style-name="T11"><text:tab/>8</text:span></text:a></text:p>
          <text:p text:style-name="P4"><text:a xlink:type="simple" xlink:href="#_Toc64989894" text:style-name="Index_20_Link" text:visited-style-name="Index_20_Link">1.3. Актуальність теми (висновок).</text:a><text:a xlink:type="simple" xlink:href="#_Toc64989894" text:style-name="Index_20_Link" text:visited-style-name="Index_20_Link"><text:span text:style-name="T11"><text:tab/>8</text:span></text:a></text:p>
          <text:p text:style-name="P3"><text:a xlink:type="simple" xlink:href="#_Toc64989895" text:style-name="Index_20_Link" text:visited-style-name="Index_20_Link">РОЗДІЛ 2 (10-15%) Системний аналіз</text:a><text:a xlink:type="simple" xlink:href="#_Toc64989895" text:style-name="Index_20_Link" text:visited-style-name="Index_20_Link"><text:span text:style-name="T11"><text:tab/>9</text:span></text:a></text:p>
          <text:p text:style-name="P4"><text:a xlink:type="simple" xlink:href="#_Toc64989896" text:style-name="Index_20_Link" text:visited-style-name="Index_20_Link">2.1. Дерево цілей (варіанти побудови системи).</text:a><text:a xlink:type="simple" xlink:href="#_Toc64989896" text:style-name="Index_20_Link" text:visited-style-name="Index_20_Link"><text:span text:style-name="T11"><text:tab/>9</text:span></text:a></text:p>
          <text:p text:style-name="P4"><text:a xlink:type="simple" xlink:href="#_Toc64989897" text:style-name="Index_20_Link" text:visited-style-name="Index_20_Link">2.2. Діаграми </text:a><text:a xlink:type="simple" xlink:href="#_Toc64989897" text:style-name="Index_20_Link" text:visited-style-name="Index_20_Link"><text:span text:style-name="T8">DFD </text:span></text:a><text:a xlink:type="simple" xlink:href="#_Toc64989897" text:style-name="Index_20_Link" text:visited-style-name="Index_20_Link">і </text:a><text:a xlink:type="simple" xlink:href="#_Toc64989897" text:style-name="Index_20_Link" text:visited-style-name="Index_20_Link"><text:span text:style-name="T8">UML </text:span></text:a><text:a xlink:type="simple" xlink:href="#_Toc64989897" text:style-name="Index_20_Link" text:visited-style-name="Index_20_Link">для деталізації структури.</text:a><text:a xlink:type="simple" xlink:href="#_Toc64989897" text:style-name="Index_20_Link" text:visited-style-name="Index_20_Link"><text:span text:style-name="T11"><text:tab/>9</text:span></text:a></text:p>
          <text:p text:style-name="P4"><text:a xlink:type="simple" xlink:href="#_Toc64989898" text:style-name="Index_20_Link" text:visited-style-name="Index_20_Link">2.3. Діаграми ієрархії процесів </text:a><text:a xlink:type="simple" xlink:href="#_Toc64989898" text:style-name="Index_20_Link" text:visited-style-name="Index_20_Link"><text:span text:style-name="T8">DFD</text:span></text:a><text:a xlink:type="simple" xlink:href="#_Toc64989898" text:style-name="Index_20_Link" text:visited-style-name="Index_20_Link">.</text:a><text:a xlink:type="simple" xlink:href="#_Toc64989898" text:style-name="Index_20_Link" text:visited-style-name="Index_20_Link"><text:span text:style-name="T11"><text:tab/>9</text:span></text:a></text:p>
          <text:p text:style-name="P3"><text:a xlink:type="simple" xlink:href="#_Toc64989899" text:style-name="Index_20_Link" text:visited-style-name="Index_20_Link">РОЗДІЛ 3 (8-10%) Опис програмних засобів</text:a><text:a xlink:type="simple" xlink:href="#_Toc64989899" text:style-name="Index_20_Link" text:visited-style-name="Index_20_Link"><text:span text:style-name="T11"><text:tab/>10</text:span></text:a></text:p>
          <text:p text:style-name="P4"><text:a xlink:type="simple" xlink:href="#_Toc64989900" text:style-name="Index_20_Link" text:visited-style-name="Index_20_Link">3.1. Обгрунтування вибору засобів розв’язання задачі.</text:a><text:a xlink:type="simple" xlink:href="#_Toc64989900" text:style-name="Index_20_Link" text:visited-style-name="Index_20_Link"><text:span text:style-name="T11"><text:tab/>10</text:span></text:a></text:p>
          <text:p text:style-name="P4"><text:a xlink:type="simple" xlink:href="#_Toc64989901" text:style-name="Index_20_Link" text:visited-style-name="Index_20_Link">3.2. Технічні характеристики обраних програмних засобів.</text:a><text:a xlink:type="simple" xlink:href="#_Toc64989901" text:style-name="Index_20_Link" text:visited-style-name="Index_20_Link"><text:span text:style-name="T11"><text:tab/>10</text:span></text:a></text:p>
          <text:p text:style-name="P3"><text:a xlink:type="simple" xlink:href="#_Toc64989902" text:style-name="Index_20_Link" text:visited-style-name="Index_20_Link">РОЗДІЛ 4 (15-20%) Практична реалізація</text:a><text:a xlink:type="simple" xlink:href="#_Toc64989902" text:style-name="Index_20_Link" text:visited-style-name="Index_20_Link"><text:span text:style-name="T11"><text:tab/>11</text:span></text:a></text:p>
          <text:p text:style-name="P4"><text:a xlink:type="simple" xlink:href="#_Toc64989903" text:style-name="Index_20_Link" text:visited-style-name="Index_20_Link">4.1. Опис програми.</text:a><text:a xlink:type="simple" xlink:href="#_Toc64989903" text:style-name="Index_20_Link" text:visited-style-name="Index_20_Link"><text:span text:style-name="T11"><text:tab/>11</text:span></text:a></text:p>
          <text:p text:style-name="P4"><text:a xlink:type="simple" xlink:href="#_Toc64989904" text:style-name="Index_20_Link" text:visited-style-name="Index_20_Link">4.2. Інструкція користувача </text:a><text:a xlink:type="simple" xlink:href="#_Toc64989904" text:style-name="Index_20_Link" text:visited-style-name="Index_20_Link"><text:span text:style-name="T8">(IEEE STD 1063-2001)</text:span></text:a><text:a xlink:type="simple" xlink:href="#_Toc64989904" text:style-name="Index_20_Link" text:visited-style-name="Index_20_Link">.</text:a><text:a xlink:type="simple" xlink:href="#_Toc64989904" text:style-name="Index_20_Link" text:visited-style-name="Index_20_Link"><text:span text:style-name="T11"><text:tab/>11</text:span></text:a></text:p>
          <text:p text:style-name="P4"><text:a xlink:type="simple" xlink:href="#_Toc64989905" text:style-name="Index_20_Link" text:visited-style-name="Index_20_Link"><text:span text:style-name="T8">4.3. </text:span></text:a><text:a xlink:type="simple" xlink:href="#_Toc64989905" text:style-name="Index_20_Link" text:visited-style-name="Index_20_Link">Аналіз контрольного прикладу.</text:a><text:a xlink:type="simple" xlink:href="#_Toc64989905" text:style-name="Index_20_Link" text:visited-style-name="Index_20_Link"><text:span text:style-name="T11"><text:tab/>11</text:span></text:a></text:p>
          <text:p text:style-name="P3"><text:a xlink:type="simple" xlink:href="#_Toc64989906" text:style-name="Index_20_Link" text:visited-style-name="Index_20_Link">РОЗДІЛ 5 Економічна</text:a><text:a xlink:type="simple" xlink:href="#_Toc64989906" text:style-name="Index_20_Link" text:visited-style-name="Index_20_Link"><text:span text:style-name="T11"><text:tab/>12</text:span></text:a></text:p>
          <text:p text:style-name="P3"><text:a xlink:type="simple" xlink:href="#_Toc64989907" text:style-name="Index_20_Link" text:visited-style-name="Index_20_Link">ВИСНОВКИ</text:a><text:a xlink:type="simple" xlink:href="#_Toc64989907" text:style-name="Index_20_Link" text:visited-style-name="Index_20_Link"><text:span text:style-name="T11"><text:tab/>13</text:span></text:a></text:p>
          <text:p text:style-name="P3"><text:a xlink:type="simple" xlink:href="#_Toc64989908" text:style-name="Index_20_Link" text:visited-style-name="Index_20_Link">СПИСОК ВИКОРИСТАНИХ ДЖЕРЕЛ</text:a><text:a xlink:type="simple" xlink:href="#_Toc64989908" text:style-name="Index_20_Link" text:visited-style-name="Index_20_Link"><text:span text:style-name="T11"><text:tab/>14</text:span></text:a></text:p>
          <text:p text:style-name="P3"><text:a xlink:type="simple" xlink:href="#_Toc64989909" text:style-name="Index_20_Link" text:visited-style-name="Index_20_Link">ДОДАТКИ</text:a><text:a xlink:type="simple" xlink:href="#_Toc64989909" text:style-name="Index_20_Link" text:visited-style-name="Index_20_Link"><text:span text:style-name="T11"><text:tab/>15</text:span></text:a></text:p>
          <text:p text:style-name="P2"/>
        </text:index-body>
      </text:table-of-content>
      <text:p text:style-name="P23"/>
      <text:p text:style-name="P41"><text:bookmark-start text:name="_Toc64989890"/>ВСТУП<text:bookmark-end text:name="_Toc64989890"/></text:p>
      <text:p text:style-name="P32">Найочевиднішим способом зберегти файл, це записати його на жорсткий диск, це і є найоптимальнішим варіантом в більшості ситуацій, проте, що якщо цих файлів стає занадто багато? Рішенням цієї проблеми може стати збільшення обсягу диску, або додавання ще одного, але цей процес може бути не зручним і не завжди можливим. Іншою проблемою може стати доступ до файлів, адже вони розміщені локально на диску. </text:p>
      <text:p text:style-name="P31">Рішенням двох вищезгаданих проблем є розподілене зберігання файлів, що є зберіганням файлів на багатьох різних комп’ютерах, що дає можливість зберігати майже необмежену кількість файлів, зручну систему збільшення обсягу пам’яті в кластері. Також дана система дозволяє отримати доступ до файлів через інтернет, що дає клієнтам доступ до їхніх файлів з будь-якої точки Землі.</text:p>
      <text:p text:style-name="P38"><text:span text:style-name="T19">Google File System (GFS) – </text:span><text:span text:style-name="T18">класичний приклад розподіленої файлової системи. </text:span><text:span text:style-name="T19">Google </text:span><text:span text:style-name="T18">як один з лідерів в сфері хмарних обчислень фолодіє значним практичним досвідом створення та підтримки розподілених файлових систем, що використовуються і сьогодні. </text:span></text:p>
      <text:p text:style-name="P38"><text:span text:style-name="T18">В даній роботі буде описана і розроблена розподілена файлова система основана на принципах </text:span><text:span text:style-name="T19">GFS</text:span><text:span text:style-name="T18"> </text:span><text:a xlink:type="simple" xlink:href="#Посилання1" text:style-name="ListLabel_20_8" text:visited-style-name="ListLabel_20_8"><text:span text:style-name="Internet_20_link"><text:span text:style-name="T19">[1]</text:span></text:span></text:a><text:span text:style-name="T19">.</text:span></text:p>
      <text:p text:style-name="P39"/>
      <text:p text:style-name="P40"><text:bookmark-start text:name="_Toc64989891"/>РОЗДІЛ 1 <text:span text:style-name="T9">(</text:span><text:span text:style-name="T10">20c.</text:span><text:span text:style-name="T9">)</text:span></text:p>
      <text:p text:style-name="P43">Аналіз розподілених файлових систем<text:bookmark-end text:name="_Toc64989891"/></text:p>
      <text:p text:style-name="P45"><text:bookmark-start text:name="_Toc64989892"/><text:span text:style-name="T8">1.</text:span>1.<text:span text:style-name="T8"> </text:span>Що таке розподілена файлова система.<text:bookmark-end text:name="_Toc64989892"/></text:p>
      <text:p text:style-name="P52">1.1.1. Короткий огляд</text:p>
      <text:p text:style-name="P31">Розподілена файлова система – це система, яка розподілена на багатьох серверах. Це дозволяє програмам отримувати або зберігати файли як локальні з будь-якого комп’ютера або мережі.</text:p>
      <text:p text:style-name="P31">Головна мета розподіленої файлової системи – це дозволити фізично віддаленим користувачам ділитися їхніми даними і ресурсами використовуючи звичайну файлову систему.</text:p>
      <text:p text:style-name="P31">Розподілена файлова система має два компоненти:</text:p>
      <text:list xml:id="list72081389" text:style-name="L7">
        <text:list-item>
          <text:p text:style-name="P47"><text:span text:style-name="T12">Прозорість місцезнаходження</text:span>, яке здійснюється через простір імен.</text:p>
        </text:list-item>
        <text:list-item>
          <text:p text:style-name="P50"><text:span text:style-name="T21">Надмірність</text:span><text:span text:style-name="T18"> використовуючи реплікацію файлів </text:span><text:a xlink:type="simple" xlink:href="#Посилання2" text:style-name="ListLabel_20_8" text:visited-style-name="ListLabel_20_8"><text:span text:style-name="Internet_20_link"><text:span text:style-name="T19">[2]</text:span></text:span></text:a><text:span text:style-name="T18">.</text:span></text:p>
        </text:list-item>
      </text:list>
      <text:p text:style-name="P31">Прозорість приносить зручність для кінцевого користувача даючи йому змогу маніпулювати, читати і зберігати файли на локальній машині в той час, як сам процес відбувається на серверах.</text:p>
      <text:p text:style-name="P31">В загальному розподілені файлові системи використовуються в <text:span text:style-name="T8">LAN </text:span>мережах, але вони також можуть бути використаними в <text:span text:style-name="T8">WAN</text:span>.</text:p>
      <text:p text:style-name="P30"><text:span text:style-name="T18">Окрім розподіленої файлової системи іншим варіантом віддаленого доступу до файлів є ділитися диском. Ця система дає клієнту контроль доступу, що призводить до недоступності файлів коли клієнт офлайн. Розподілена файлова система в свою чергу є толерантною до помилок і клієнт має доступ до даних навіть якщо, декілька вузлів системи є недоступними </text:span><text:a xlink:type="simple" xlink:href="#Посилання3" text:style-name="ListLabel_20_8" text:visited-style-name="ListLabel_20_8"><text:span text:style-name="Internet_20_link"><text:span text:style-name="T19">[3]</text:span></text:span></text:a><text:span text:style-name="T18">.</text:span></text:p>
      <text:p text:style-name="P52">1.1.2. Переваги та властивості</text:p>
      <text:p text:style-name="P30"><text:span text:style-name="T18">Перевагами розподіленої файлової системи можна назвати обмеження в доступі базуючись на списку доступу або можливостей сервера і клієнта спираючись на то, як розроблено протокол. Оскільки сервер також надає одну центральну точку </text:span><text:soft-page-break/><text:span text:style-name="T18">доступу припускається, що він буде справно працювати попри поломку окремих вузлів. Проте єдина точка доступу також і є його слабкістю. Наприклад сервер може перестати працювати через </text:span><text:span text:style-name="T19">DDoS </text:span><text:span text:style-name="T18">атаку. Тому зазвичай використовують запасний сервер для резервного збереження даних </text:span><text:a xlink:type="simple" xlink:href="#Посилання3" text:style-name="ListLabel_20_8" text:visited-style-name="ListLabel_20_8"><text:span text:style-name="Internet_20_link"><text:span text:style-name="T19">[3]</text:span></text:span></text:a><text:span text:style-name="T18">. </text:span></text:p>
      <text:p text:style-name="P31">Розглянемо короткий огляд основних властивостей розподіленої файлової системи:</text:p>
      <text:list xml:id="list3316131082" text:style-name="L8">
        <text:list-item>
          <text:p text:style-name="P51"><text:span text:style-name="T18">Прозорість</text:span></text:p>
          <text:list>
            <text:list-item>
              <text:p text:style-name="P49">Прозорість структури: клієнт не знає про кількість або розміщення фалових серверів. Велика кількість файлових серверів використовується для збільшення продуктивності, адаптивності та надійності.</text:p>
            </text:list-item>
            <text:list-item>
              <text:p text:style-name="P48">Прозорість доступу: отримання файлу на локальній і віддалених машинах не має відрізнятися, система автоматично знаходить відповідний файл і надсилає його клієнту.</text:p>
            </text:list-item>
            <text:list-item>
              <text:p text:style-name="P48">Прозорість імене: ім’я файлу не має змінюватися, або вказувати на його місцезнаходження.</text:p>
            </text:list-item>
            <text:list-item>
              <text:p text:style-name="P49">Прозорість реплікації: якщо файл скопійований на декількох вузлах, його копії і місцезнаходження повинні бути сховані від інших вузлів.</text:p>
            </text:list-item>
          </text:list>
        </text:list-item>
        <text:list-item>
          <text:p text:style-name="P48">Мобільність користувача: система автоматично приносить домашню папку користувача до вузла з якого користувач здійснює вхід.</text:p>
        </text:list-item>
        <text:list-item>
          <text:p text:style-name="P48">Продуктивність: продуктивність визначається середнім часом для обробки запиту клієнта. Рекомендовано, щоб цей час був подібним до централізованих систем.</text:p>
        </text:list-item>
        <text:list-item>
          <text:p text:style-name="P48">Простота: інтерфейс має бути простим з невеликою кількістю команд.</text:p>
        </text:list-item>
        <text:list-item>
          <text:p text:style-name="P51"><text:span text:style-name="T18">Висока доступність: система повинна працювати в разі частоких поломок, як поломка з’єдання або поломка вузла. Високоадаптивні розподілені файлові системи повинні мати різні і незалежні файлові сервера для контролю різних і незалежних пристроїв зберігання </text:span><text:a xlink:type="simple" xlink:href="#Посилання2" text:style-name="ListLabel_20_8" text:visited-style-name="ListLabel_20_8"><text:span text:style-name="Internet_20_link"><text:span text:style-name="T19">[2]</text:span></text:span></text:a><text:span text:style-name="T18">.</text:span></text:p>
        </text:list-item>
      </text:list>
      <text:p text:style-name="P53"><text:soft-page-break/>1.1.3. Історія</text:p>
      <text:p text:style-name="P31"/>
      <text:p text:style-name="P31"/>
      <text:p text:style-name="P31"/>
      <text:p text:style-name="P45"><text:bookmark-start text:name="_Toc64989893"/>1.2. Відомі підходи побудови файлової системи.<text:bookmark-end text:name="_Toc64989893"/></text:p>
      <text:p text:style-name="P31"/>
      <text:p text:style-name="P45"><text:bookmark-start text:name="_Toc64989894"/>1.3. Актуальність теми (висновок).<text:bookmark-end text:name="_Toc64989894"/></text:p>
      <text:p text:style-name="P34"/>
      <text:p text:style-name="P34"/>
      <text:p text:style-name="P34"/>
      <text:p text:style-name="P34"/>
      <text:p text:style-name="P34"/>
      <text:p text:style-name="P34"/>
      <text:p text:style-name="P37"/>
      <text:p text:style-name="P40"><text:bookmark-start text:name="_Toc64989895"/>РОЗДІЛ 2 <text:span text:style-name="T9">(15</text:span><text:span text:style-name="T10">c.</text:span><text:span text:style-name="T9">)</text:span><text:line-break/>Системний аналіз<text:bookmark-end text:name="_Toc64989895"/></text:p>
      <text:p text:style-name="P45"><text:bookmark-start text:name="_Toc64989896"/>2.1. Дерево цілей (варіанти побудови системи).<text:bookmark-end text:name="_Toc64989896"/></text:p>
      <text:p text:style-name="P31"/>
      <text:p text:style-name="P45"><text:bookmark-start text:name="_Toc64989897"/>2.2. Діаграми <text:span text:style-name="T8">DFD </text:span>і <text:span text:style-name="T8">UML </text:span>для деталізації структури.<text:bookmark-end text:name="_Toc64989897"/></text:p>
      <text:p text:style-name="P31"/>
      <text:p text:style-name="P45"><text:bookmark-start text:name="_Toc64989898"/>2.3. Діаграми ієрархії процесів <text:span text:style-name="T8">DFD</text:span>.<text:bookmark-end text:name="_Toc64989898"/></text:p>
      <text:p text:style-name="P37"/>
      <text:p text:style-name="P40"><text:bookmark-start text:name="_Toc64989899"/>РОЗДІЛ 3 <text:span text:style-name="T9">(</text:span><text:span text:style-name="T10">20c.</text:span><text:span text:style-name="T9">)</text:span><text:line-break/>Опис програмних засобів<text:bookmark-end text:name="_Toc64989899"/></text:p>
      <text:p text:style-name="P45"><text:bookmark-start text:name="_Toc64989900"/>3.1. Обгрунтування вибору засобів розв’язання задачі.<text:bookmark-end text:name="_Toc64989900"/></text:p>
      <text:p text:style-name="P46"/>
      <text:p text:style-name="P31"/>
      <text:p text:style-name="P31"/>
      <text:p text:style-name="P45"><text:bookmark-start text:name="_Toc64989901"/>3.2. Технічні характеристики обраних програмних засобів.<text:bookmark-end text:name="_Toc64989901"/></text:p>
      <text:p text:style-name="P37"/>
      <text:p text:style-name="P40"><text:bookmark-start text:name="_Toc64989902"/>РОЗДІЛ 4 <text:span text:style-name="T9">(15</text:span><text:span text:style-name="T10">c.</text:span><text:span text:style-name="T9">)</text:span><text:line-break/>Практична реалізація<text:bookmark-end text:name="_Toc64989902"/></text:p>
      <text:p text:style-name="P45"><text:bookmark-start text:name="_Toc64989903"/>4.1. Опис програми.<text:bookmark-end text:name="_Toc64989903"/></text:p>
      <text:p text:style-name="P31"/>
      <text:p text:style-name="P45"><text:bookmark-start text:name="_Toc64989904"/>4.2. Інструкція користувача <text:span text:style-name="T8">(IEEE STD 1063-2001)</text:span>.<text:bookmark-end text:name="_Toc64989904"/></text:p>
      <text:p text:style-name="P33"/>
      <text:p text:style-name="P45"><text:bookmark-start text:name="_Toc64989905"/><text:span text:style-name="T8">4.3. </text:span>Аналіз контрольного прикладу.<text:bookmark-end text:name="_Toc64989905"/></text:p>
      <text:p text:style-name="P36"/>
      <text:p text:style-name="P42"><text:bookmark-start text:name="_Toc64989906"/>РОЗДІЛ 5</text:p>
      <text:p text:style-name="P44">Економічна<text:bookmark-end text:name="_Toc64989906"/></text:p>
      <text:p text:style-name="P40"><text:bookmark-start text:name="_Toc64989907"/>ВИСНОВКИ<text:bookmark-end text:name="_Toc64989907"/></text:p>
      <text:p text:style-name="P37"/>
      <text:p text:style-name="P40"><text:bookmark-start text:name="_Toc64989908"/>СПИСОК ВИКОРИСТАНИХ ДЖЕРЕЛ<text:bookmark-end text:name="_Toc64989908"/></text:p>
      <text:p text:style-name="P30"><text:span text:style-name="T19">1.</text:span><text:bookmark text:name="Посилання1"/><text:span text:style-name="T19"> The Google File System [</text:span><text:span text:style-name="T18">Електронний ресурс</text:span><text:span text:style-name="T19">]</text:span><text:span text:style-name="T18"> </text:span><text:span text:style-name="T19">/ </text:span><text:span text:style-name="T18">Sanjay Ghemawat, Howard Gobioff, and Shun-Tak Leung Google – Режим доступу: </text:span><text:a xlink:type="simple" xlink:href="https://storage.googleapis.com/pub-tools-public-publication-data/pdf/035fc972c796d33122033a0614bc94cff1527999.pdf" text:style-name="ListLabel_20_9" text:visited-style-name="ListLabel_20_9"><text:span text:style-name="Internet_20_link"><text:span text:style-name="T18">https://storage.googleapis.com/pub-tools-public-publication-data/pdf/035fc972c796d33122033a0614bc94cff1527999.pdf</text:span></text:span></text:a><text:span text:style-name="T18"> </text:span></text:p>
      <text:p text:style-name="P30"><text:span text:style-name="T18">2.</text:span><text:bookmark text:name="Посилання2"/><text:span text:style-name="T18"> What is DFS(Distributed File System)?</text:span><text:span text:style-name="T19"> [</text:span><text:span text:style-name="T18">Електронний ресурс</text:span><text:span text:style-name="T19">] / Snigdha Yambadwar - </text:span><text:span text:style-name="T18">Режим доступу:</text:span><text:span text:style-name="T19"> </text:span><text:a xlink:type="simple" xlink:href="https://www.geeksforgeeks.org/what-is-dfsdistributed-file-system/" text:style-name="ListLabel_20_8" text:visited-style-name="ListLabel_20_8"><text:span text:style-name="Internet_20_link"><text:span text:style-name="T19">https://www.geeksforgeeks.org/what-is-dfsdistributed-file-system/</text:span></text:span></text:a></text:p>
      <text:p text:style-name="P30"><text:span text:style-name="T19">3. </text:span><text:bookmark text:name="Посилання3"/><text:span text:style-name="T19">Distributed File System (DFS) [</text:span><text:span text:style-name="T18">Електронний ресурс</text:span><text:span text:style-name="T19">] / techopedia - </text:span><text:span text:style-name="T18">Режим доступу:</text:span><text:span text:style-name="T19"> </text:span><text:a xlink:type="simple" xlink:href="https://www.techopedia.com/definition/1825/distributed-file-system-dfs" text:style-name="ListLabel_20_8" text:visited-style-name="ListLabel_20_8"><text:span text:style-name="Internet_20_link"><text:span text:style-name="T19">https://www.techopedia.com/definition/1825/distributed-file-system-dfs</text:span></text:span></text:a></text:p>
      <text:p text:style-name="P31">4. Evolution and Analysis of Distributed File Systems in Cloud Storage: Analytical Survey <text:span text:style-name="T13">[Електронний ресурс] </text:span><text:span text:style-name="T22">/</text:span><text:span text:style-name="T23"> </text:span><text:span text:style-name="T15">Dharavath Ramesh, Neeraj Patidar, Gaurav Kumar, Teja Vunnam - https://www.researchgate.net/publication/312469756_Evolution_and_Analysis_of_Distributed_File_Systems_in_Cloud_Storage_Analytical_Survey</text:span></text:p>
      <text:p text:style-name="P35">5. </text:p>
      <text:p text:style-name="P40"><text:bookmark-start text:name="_Toc64989909"/>ДОДАТКИ<text:bookmark-end text:name="_Toc6498990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f" svg:font-family="Tf"/>
    <style:font-face style:name="Times New" svg:font-family="'Times New'"/>
    <style:font-face style:name="ff" svg:font-family="ff"/>
    <style:font-face style:name="inherit" svg:font-family="inherit"/>
    <style:font-face style:name="Times" svg:font-family="Times" style:font-family-generic="roman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uk" fo:country="UA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4pt" fo:language="uk" fo:country="UA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Рівень_20_1" style:display-name="Рівень 1" style:family="paragraph" style:parent-style-name="Standard" style:default-outline-level="">
      <style:paragraph-properties fo:text-align="center" style:justify-single-word="false"/>
      <style:text-properties fo:color="#000000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Рівень_20_2" style:display-name="Рівень 2" style:family="paragraph" style:parent-style-name="Рівень_20_1" style:default-outline-level="">
      <style:paragraph-properties fo:margin-left="0cm" fo:margin-right="0cm" fo:text-align="justify" style:justify-single-word="false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loext:graphic-properties draw:fill="none" draw:fill-color="#729fcf"/>
      <style:paragraph-properties fo:margin-left="0.494cm" fo:margin-right="0cm" fo:margin-top="0cm" fo:margin-bottom="0.176cm" loext:contextual-spacing="false" fo:text-indent="1cm" style:auto-text-indent="false" fo:background-color="transparent">
        <style:tab-stops/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</style:style>
    <style:style style:name="Рівень3" style:family="paragraph" style:parent-style-name="Standard" style:default-outline-level="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ій_20_колонтитул_20_Знак" style:display-name="Нижні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/>
    </style:style>
    <style:style style:name="Рівень_20_1_20_Знак" style:display-name="Рівень 1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Рівень_20_2_20_Знак" style:display-name="Рівень 2 Знак" style:family="text" style:parent-style-name="Рівень_20_1_20_Знак">
      <style:text-properties fo:color="#000000" style:font-name="Times New Roman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/>
    </style:style>
    <style:style style:name="Рівень3_20_Знак" style:display-name="Рівень3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language="en" fo:country="US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fo:language="en" fo:country="US"/>
    </style:style>
    <style:style style:name="ListLabel_20_9" style:display-name="ListLabel 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3cm" fo:margin-left="2cm" fo:margin-right="1cm" style:writing-mode="lr-tb" style:layout-grid-color="#c0c0c0" style:layout-grid-lines="36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3cm" fo:margin-left="2cm" fo:margin-right="1cm" style:writing-mode="lr-tb" style:layout-grid-color="#c0c0c0" style:layout-grid-lines="36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Nanivkyy</meta:initial-creator>
    <meta:editing-cycles>130</meta:editing-cycles>
    <meta:creation-date>2021-02-12T14:48:00</meta:creation-date>
    <dc:date>2021-03-26T14:45:14.980916084</dc:date>
    <meta:editing-duration>PT7H37M39S</meta:editing-duration>
    <meta:generator>LibreOffice/6.1.5.2$Linux_X86_64 LibreOffice_project/10$Build-2</meta:generator>
    <meta:document-statistic meta:table-count="3" meta:image-count="0" meta:object-count="0" meta:page-count="17" meta:paragraph-count="128" meta:word-count="1155" meta:character-count="8882" meta:non-whitespace-character-count="78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